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C5000002B57D83F5DAB0F6C0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ffff" draw:fill-color="#ffffff" draw:opacity="81%" draw:textarea-horizontal-align="justify" draw:textarea-vertical-align="middle" draw:auto-grow-height="false" fo:min-height="0.323cm" fo:min-width="2.74cm"/>
    </style:style>
    <style:style style:name="gr3" style:family="graphic" style:parent-style-name="standard">
      <style:graphic-properties draw:stroke="none" svg:stroke-color="#ffffff" draw:fill-color="#ffffff" draw:opacity="81%" draw:textarea-horizontal-align="justify" draw:textarea-vertical-align="middle" draw:auto-grow-height="false" fo:min-height="0.323cm" fo:min-width="1.273cm"/>
    </style:style>
    <style:style style:name="gr4" style:family="graphic" style:parent-style-name="standard">
      <style:graphic-properties draw:stroke="none" svg:stroke-color="#ffffff" draw:fill-color="#ffffff" draw:opacity="81%" draw:textarea-horizontal-align="justify" draw:textarea-vertical-align="middle" draw:auto-grow-height="false" fo:min-height="0.323cm" fo:min-width="0.412cm"/>
    </style:style>
    <style:style style:name="gr5" style:family="graphic" style:parent-style-name="standard">
      <style:graphic-properties draw:stroke="none" svg:stroke-color="#ffffff" draw:fill-color="#ffffff" draw:opacity="81%" draw:textarea-horizontal-align="justify" draw:textarea-vertical-align="middle" draw:auto-grow-height="false" fo:min-height="0.323cm" fo:min-width="1.164cm"/>
    </style:style>
    <style:style style:name="gr6" style:family="graphic" style:parent-style-name="standard">
      <style:graphic-properties draw:stroke="none" svg:stroke-color="#ffffff" draw:fill-color="#ffffff" draw:opacity="81%" draw:textarea-horizontal-align="justify" draw:textarea-vertical-align="middle" draw:auto-grow-height="false" fo:min-height="0.323cm" fo:min-width="1.935cm"/>
    </style:style>
    <style:style style:name="gr7" style:family="graphic" style:parent-style-name="standard">
      <style:graphic-properties draw:stroke="none" svg:stroke-color="#ffffff" draw:fill-color="#ffffff" draw:opacity="81%" draw:textarea-horizontal-align="justify" draw:textarea-vertical-align="middle" draw:auto-grow-height="false" fo:min-height="0.323cm" fo:min-width="1.818cm"/>
    </style:style>
    <style:style style:name="gr8" style:family="graphic" style:parent-style-name="standard">
      <style:graphic-properties draw:stroke="none" svg:stroke-color="#ffffff" draw:fill-color="#ffffff" draw:opacity="81%" draw:textarea-horizontal-align="justify" draw:textarea-vertical-align="middle" draw:auto-grow-height="false" fo:min-height="0.323cm" fo:min-width="2.918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81%"/>
      <style:paragraph-properties fo:text-align="center"/>
      <style:text-properties style:font-name="Roboto" fo:font-size="12pt" style:font-size-asian="12pt" style:font-size-complex="12pt"/>
    </style:style>
    <style:style style:name="T1" style:family="text">
      <style:text-properties style:font-name="Robot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3.923cm" svg:height="9.398cm" svg:x="-3.472cm" svg:y="1cm">
            <draw:image xlink:href="Pictures/10000201000009C5000002B57D83F5DAB0F6C050.png" xlink:type="simple" xlink:show="embed" xlink:actuate="onLoad">
              <text:p/>
            </draw:image>
          </draw:frame>
          <draw:custom-shape draw:style-name="gr2" draw:text-style-name="P2" draw:layer="layout" svg:width="3.302cm" svg:height="0.635cm" svg:x="0.862cm" svg:y="2.203cm">
            <text:p text:style-name="P1"><text:span text:style-name="T1">Input </text:span><text:span text:style-name="T1">(Coloriz</text:span><text:span text:style-name="T1">ed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835cm" svg:height="0.635cm" svg:x="8.544cm" svg:y="2.204cm">
            <text:p text:style-name="P1"><text:span text:style-name="T1">Sphero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974cm" svg:height="0.635cm" svg:x="12.345cm" svg:y="2.204cm">
            <text:p text:style-name="P1"><text:span text:style-name="T1">Di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726cm" svg:height="0.635cm" svg:x="8.545cm" svg:y="5.988cm">
            <text:p text:style-name="P1"><text:span text:style-name="T1">Irregul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2.497cm" svg:height="0.635cm" svg:x="12.346cm" svg:y="5.988cm">
            <text:p text:style-name="P1"><text:span text:style-name="T1">Poin</text:span><text:span text:style-name="T1">t </text:span><text:span text:style-name="T1">Sou</text:span><text:span text:style-name="T1">r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8cm" svg:height="0.635cm" svg:x="16.146cm" svg:y="4.083cm">
            <text:p text:style-name="P1"><text:span text:style-name="T1">Backgrou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3.48cm" svg:height="0.635cm" svg:x="19.872cm" svg:y="2.204cm">
            <text:p text:style-name="P1"><text:span text:style-name="T1">Morphe</text:span><text:span text:style-name="T1">us </text:span><text:span text:style-name="T1">Outp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15:44:29.618929884</meta:creation-date>
    <dc:date>2019-03-13T16:11:02.359989712</dc:date>
    <meta:editing-duration>PT19M39S</meta:editing-duration>
    <meta:editing-cycles>4</meta:editing-cycles>
    <meta:generator>LibreOffice/5.1.6.2$Linux_X86_64 LibreOffice_project/10m0$Build-2</meta:generator>
    <meta:document-statistic meta:object-count="9"/>
  </office:meta>
</office:document-meta>
</file>